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"/>
        <table:table-row table:style-name="ro1">
          <table:table-cell office:value-type="string" calcext:value-type="string">
            <text:p>Image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otal time – file IO</text:p>
          </table:table-cell>
          <table:table-cell office:value-type="string" calcext:value-type="string">
            <text:p>File IO Read</text:p>
          </table:table-cell>
          <table:table-cell office:value-type="string" calcext:value-type="string">
            <text:p>File IO write</text:p>
          </table:table-cell>
          <table:table-cell office:value-type="string" calcext:value-type="string">
            <text:p>Host to Device</text:p>
          </table:table-cell>
          <table:table-cell office:value-type="string" calcext:value-type="string">
            <text:p>Horizontal Convolution</text:p>
          </table:table-cell>
          <table:table-cell office:value-type="string" calcext:value-type="string">
            <text:p>Vertical Convolution</text:p>
          </table:table-cell>
          <table:table-cell office:value-type="string" calcext:value-type="string">
            <text:p>Magnitude Kernel</text:p>
          </table:table-cell>
          <table:table-cell office:value-type="string" calcext:value-type="string">
            <text:p>Gradient Kernel</text:p>
          </table:table-cell>
          <table:table-cell office:value-type="string" calcext:value-type="string">
            <text:p>Thrust Sorting</text:p>
          </table:table-cell>
          <table:table-cell office:value-type="string" calcext:value-type="string">
            <text:p>Suppression Kernel</text:p>
          </table:table-cell>
          <table:table-cell office:value-type="string" calcext:value-type="string">
            <text:p>Hysteresis Kernel</text:p>
          </table:table-cell>
          <table:table-cell office:value-type="string" calcext:value-type="string">
            <text:p>Edge Linking Kernel</text:p>
          </table:table-cell>
          <table:table-cell office:value-type="string" calcext:value-type="string">
            <text:p>Device to Host</text:p>
          </table:table-cell>
          <table:table-cell office:value-type="string" calcext:value-type="string">
            <text:p>Block Siz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0158.42" calcext:value-type="float">
            <text:p>390158.42</text:p>
          </table:table-cell>
          <table:table-cell office:value-type="float" office:value="370123.62" calcext:value-type="float">
            <text:p>370123.62</text:p>
          </table:table-cell>
          <table:table-cell office:value-type="float" office:value="327.06" calcext:value-type="float">
            <text:p>327.06</text:p>
          </table:table-cell>
          <table:table-cell office:value-type="float" office:value="90371.8" calcext:value-type="float">
            <text:p>90371.8</text:p>
          </table:table-cell>
          <table:table-cell office:value-type="float" office:value="287.8" calcext:value-type="float">
            <text:p>287.8</text:p>
          </table:table-cell>
          <table:table-cell office:value-type="float" office:value="141.96" calcext:value-type="float">
            <text:p>141.96</text:p>
          </table:table-cell>
          <table:table-cell office:value-type="float" office:value="92.3" calcext:value-type="float">
            <text:p>92.3</text:p>
          </table:table-cell>
          <table:table-cell office:value-type="float" office:value="63.52" calcext:value-type="float">
            <text:p>63.52</text:p>
          </table:table-cell>
          <table:table-cell office:value-type="float" office:value="64.34" calcext:value-type="float">
            <text:p>64.34</text:p>
          </table:table-cell>
          <table:table-cell office:value-type="float" office:value="315.26" calcext:value-type="float">
            <text:p>315.26</text:p>
          </table:table-cell>
          <table:table-cell office:value-type="float" office:value="174.38" calcext:value-type="float">
            <text:p>174.38</text:p>
          </table:table-cell>
          <table:table-cell office:value-type="float" office:value="107.08" calcext:value-type="float">
            <text:p>107.08</text:p>
          </table:table-cell>
          <table:table-cell office:value-type="float" office:value="100.46" calcext:value-type="float">
            <text:p>100.46</text:p>
          </table:table-cell>
          <table:table-cell office:value-type="float" office:value="1057.28" calcext:value-type="float">
            <text:p>1057.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7857.2" calcext:value-type="float">
            <text:p>437857.2</text:p>
          </table:table-cell>
          <table:table-cell office:value-type="float" office:value="432595.06" calcext:value-type="float">
            <text:p>432595.06</text:p>
          </table:table-cell>
          <table:table-cell office:value-type="float" office:value="1163.58" calcext:value-type="float">
            <text:p>1163.58</text:p>
          </table:table-cell>
          <table:table-cell office:value-type="float" office:value="4098.56" calcext:value-type="float">
            <text:p>4098.56</text:p>
          </table:table-cell>
          <table:table-cell office:value-type="float" office:value="554.46" calcext:value-type="float">
            <text:p>554.46</text:p>
          </table:table-cell>
          <table:table-cell office:value-type="float" office:value="367.08" calcext:value-type="float">
            <text:p>367.08</text:p>
          </table:table-cell>
          <table:table-cell office:value-type="float" office:value="303.14" calcext:value-type="float">
            <text:p>303.14</text:p>
          </table:table-cell>
          <table:table-cell office:value-type="float" office:value="215.3" calcext:value-type="float">
            <text:p>215.3</text:p>
          </table:table-cell>
          <table:table-cell office:value-type="float" office:value="215.52" calcext:value-type="float">
            <text:p>215.52</text:p>
          </table:table-cell>
          <table:table-cell office:value-type="float" office:value="2713.52" calcext:value-type="float">
            <text:p>2713.52</text:p>
          </table:table-cell>
          <table:table-cell office:value-type="float" office:value="272.74" calcext:value-type="float">
            <text:p>272.74</text:p>
          </table:table-cell>
          <table:table-cell office:value-type="float" office:value="174.6" calcext:value-type="float">
            <text:p>174.6</text:p>
          </table:table-cell>
          <table:table-cell office:value-type="float" office:value="198.24" calcext:value-type="float">
            <text:p>198.24</text:p>
          </table:table-cell>
          <table:table-cell office:value-type="float" office:value="4311.98" calcext:value-type="float">
            <text:p>4311.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64370.44" calcext:value-type="float">
            <text:p>364370.44</text:p>
          </table:table-cell>
          <table:table-cell office:value-type="float" office:value="345403.84" calcext:value-type="float">
            <text:p>345403.84</text:p>
          </table:table-cell>
          <table:table-cell office:value-type="float" office:value="4350.74" calcext:value-type="float">
            <text:p>4350.74</text:p>
          </table:table-cell>
          <table:table-cell office:value-type="float" office:value="14615.86" calcext:value-type="float">
            <text:p>14615.86</text:p>
          </table:table-cell>
          <table:table-cell office:value-type="float" office:value="1798.18" calcext:value-type="float">
            <text:p>1798.18</text:p>
          </table:table-cell>
          <table:table-cell office:value-type="float" office:value="1045.16" calcext:value-type="float">
            <text:p>1045.16</text:p>
          </table:table-cell>
          <table:table-cell office:value-type="float" office:value="998.2" calcext:value-type="float">
            <text:p>998.2</text:p>
          </table:table-cell>
          <table:table-cell office:value-type="float" office:value="635.06" calcext:value-type="float">
            <text:p>635.06</text:p>
          </table:table-cell>
          <table:table-cell office:value-type="float" office:value="657.16" calcext:value-type="float">
            <text:p>657.16</text:p>
          </table:table-cell>
          <table:table-cell office:value-type="float" office:value="3789.16" calcext:value-type="float">
            <text:p>3789.16</text:p>
          </table:table-cell>
          <table:table-cell office:value-type="float" office:value="968.24" calcext:value-type="float">
            <text:p>968.24</text:p>
          </table:table-cell>
          <table:table-cell office:value-type="float" office:value="711.02" calcext:value-type="float">
            <text:p>711.0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4455.72" calcext:value-type="float">
            <text:p>14455.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6475.7" calcext:value-type="float">
            <text:p>646475.7</text:p>
          </table:table-cell>
          <table:table-cell office:value-type="float" office:value="580864.08" calcext:value-type="float">
            <text:p>580864.08</text:p>
          </table:table-cell>
          <table:table-cell office:value-type="float" office:value="14942.32" calcext:value-type="float">
            <text:p>14942.32</text:p>
          </table:table-cell>
          <table:table-cell office:value-type="float" office:value="50669.3" calcext:value-type="float">
            <text:p>50669.3</text:p>
          </table:table-cell>
          <table:table-cell office:value-type="float" office:value="4827.22" calcext:value-type="float">
            <text:p>4827.22</text:p>
          </table:table-cell>
          <table:table-cell office:value-type="float" office:value="3105.4" calcext:value-type="float">
            <text:p>3105.4</text:p>
          </table:table-cell>
          <table:table-cell office:value-type="float" office:value="2367.82" calcext:value-type="float">
            <text:p>2367.82</text:p>
          </table:table-cell>
          <table:table-cell office:value-type="float" office:value="993.72" calcext:value-type="float">
            <text:p>993.72</text:p>
          </table:table-cell>
          <table:table-cell office:value-type="float" office:value="991.14" calcext:value-type="float">
            <text:p>991.14</text:p>
          </table:table-cell>
          <table:table-cell office:value-type="float" office:value="5383.58" calcext:value-type="float">
            <text:p>5383.58</text:p>
          </table:table-cell>
          <table:table-cell office:value-type="float" office:value="897.02" calcext:value-type="float">
            <text:p>897.02</text:p>
          </table:table-cell>
          <table:table-cell office:value-type="float" office:value="609.1" calcext:value-type="float">
            <text:p>609.1</text:p>
          </table:table-cell>
          <table:table-cell office:value-type="float" office:value="355.72" calcext:value-type="float">
            <text:p>355.72</text:p>
          </table:table-cell>
          <table:table-cell office:value-type="float" office:value="56282.4" calcext:value-type="float">
            <text:p>56282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93132.47916667" calcext:value-type="float">
            <text:p>1093132.47916667</text:p>
          </table:table-cell>
          <table:table-cell office:value-type="float" office:value="852888.916666667" calcext:value-type="float">
            <text:p>852888.916666667</text:p>
          </table:table-cell>
          <table:table-cell office:value-type="float" office:value="62541.6875" calcext:value-type="float">
            <text:p>62541.6875</text:p>
          </table:table-cell>
          <table:table-cell office:value-type="float" office:value="177701.875" calcext:value-type="float">
            <text:p>177701.875</text:p>
          </table:table-cell>
          <table:table-cell office:value-type="float" office:value="20173.625" calcext:value-type="float">
            <text:p>20173.625</text:p>
          </table:table-cell>
          <table:table-cell office:value-type="float" office:value="10291.7916666667" calcext:value-type="float">
            <text:p>10291.7916666667</text:p>
          </table:table-cell>
          <table:table-cell office:value-type="float" office:value="9417.3125" calcext:value-type="float">
            <text:p>9417.3125</text:p>
          </table:table-cell>
          <table:table-cell office:value-type="float" office:value="2861.33333333333" calcext:value-type="float">
            <text:p>2861.33333333333</text:p>
          </table:table-cell>
          <table:table-cell office:value-type="float" office:value="2865.72916666667" calcext:value-type="float">
            <text:p>2865.72916666667</text:p>
          </table:table-cell>
          <table:table-cell office:value-type="float" office:value="14042.0833333333" calcext:value-type="float">
            <text:p>14042.0833333333</text:p>
          </table:table-cell>
          <table:table-cell office:value-type="float" office:value="3605.9375" calcext:value-type="float">
            <text:p>3605.9375</text:p>
          </table:table-cell>
          <table:table-cell office:value-type="float" office:value="2147.75" calcext:value-type="float">
            <text:p>2147.75</text:p>
          </table:table-cell>
          <table:table-cell office:value-type="float" office:value="978.770833333333" calcext:value-type="float">
            <text:p>978.770833333333</text:p>
          </table:table-cell>
          <table:table-cell office:value-type="float" office:value="212419.5625" calcext:value-type="float">
            <text:p>212419.56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6924741.5" calcext:value-type="float">
            <text:p>6924741.5</text:p>
          </table:table-cell>
          <table:table-cell office:value-type="float" office:value="4512479.61538462" calcext:value-type="float">
            <text:p>4512479.61538462</text:p>
          </table:table-cell>
          <table:table-cell office:value-type="float" office:value="373342.923076923" calcext:value-type="float">
            <text:p>373342.923076923</text:p>
          </table:table-cell>
          <table:table-cell office:value-type="float" office:value="2038918.96153846" calcext:value-type="float">
            <text:p>2038918.96153846</text:p>
          </table:table-cell>
          <table:table-cell office:value-type="float" office:value="119697.653846154" calcext:value-type="float">
            <text:p>119697.653846154</text:p>
          </table:table-cell>
          <table:table-cell office:value-type="float" office:value="80842.3846153846" calcext:value-type="float">
            <text:p>80842.3846153846</text:p>
          </table:table-cell>
          <table:table-cell office:value-type="float" office:value="55355.0384615385" calcext:value-type="float">
            <text:p>55355.0384615385</text:p>
          </table:table-cell>
          <table:table-cell office:value-type="float" office:value="18553.8076923077" calcext:value-type="float">
            <text:p>18553.8076923077</text:p>
          </table:table-cell>
          <table:table-cell office:value-type="float" office:value="17575.1153846154" calcext:value-type="float">
            <text:p>17575.1153846154</text:p>
          </table:table-cell>
          <table:table-cell office:value-type="float" office:value="59659.4615384615" calcext:value-type="float">
            <text:p>59659.4615384615</text:p>
          </table:table-cell>
          <table:table-cell office:value-type="float" office:value="25365.4615384615" calcext:value-type="float">
            <text:p>25365.4615384615</text:p>
          </table:table-cell>
          <table:table-cell office:value-type="float" office:value="13647.7692307692" calcext:value-type="float">
            <text:p>13647.7692307692</text:p>
          </table:table-cell>
          <table:table-cell office:value-type="float" office:value="6766.11538461539" calcext:value-type="float">
            <text:p>6766.11538461539</text:p>
          </table:table-cell>
          <table:table-cell office:value-type="float" office:value="1452370.76923077" calcext:value-type="float">
            <text:p>1452370.76923077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8:30:03.304000000</meta:creation-date>
    <dc:date>2019-04-26T08:31:38.447000000</dc:date>
    <meta:editing-duration>PT1M35S</meta:editing-duration>
    <meta:editing-cycles>1</meta:editing-cycles>
    <meta:document-statistic meta:table-count="1" meta:cell-count="112" meta:object-count="0"/>
    <meta:generator>LibreOffice/6.1.2.1$Windows_X86_64 LibreOffice_project/65905a128db06ba48db947242809d14d3f9a93fe</meta:generator>
  </office:meta>
</office:document-meta>
</file>